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5d3dc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864b9b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ae546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51018a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4902d5d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87" style:family="paragraph" style:parent-style-name="Heading_20_1">
      <style:text-properties style:font-name="Times New Roman" fo:font-size="16pt" style:font-size-asian="16pt" style:font-size-complex="16pt"/>
    </style:style>
    <style:style style:name="P88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89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9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9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2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93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4a6f383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4e7c586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4e7c586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cfadbe" style:font-weight-asian="normal" style:font-weight-complex="normal"/>
    </style:style>
    <style:style style:name="T26" style:family="text">
      <style:text-properties fo:font-weight="normal" officeooo:rsid="00d7b366" style:font-weight-asian="normal" style:font-weight-complex="normal"/>
    </style:style>
    <style:style style:name="T27" style:family="text">
      <style:text-properties fo:font-weight="normal" officeooo:rsid="00df3e44" style:font-weight-asian="normal" style:font-weight-complex="normal"/>
    </style:style>
    <style:style style:name="T28" style:family="text">
      <style:text-properties fo:font-weight="normal" officeooo:rsid="00e00e38" style:font-weight-asian="normal" style:font-weight-complex="normal"/>
    </style:style>
    <style:style style:name="T29" style:family="text">
      <style:text-properties fo:font-weight="normal" officeooo:rsid="00e1cdea" style:font-weight-asian="normal" style:font-weight-complex="normal"/>
    </style:style>
    <style:style style:name="T30" style:family="text">
      <style:text-properties fo:font-weight="normal" officeooo:rsid="014ced5f" style:font-weight-asian="normal" style:font-weight-complex="normal"/>
    </style:style>
    <style:style style:name="T31" style:family="text">
      <style:text-properties fo:font-weight="normal" officeooo:rsid="0155be70" style:font-weight-asian="normal" style:font-weight-complex="normal"/>
    </style:style>
    <style:style style:name="T32" style:family="text">
      <style:text-properties fo:font-weight="normal" officeooo:rsid="015ce502" style:font-weight-asian="normal" style:font-weight-complex="normal"/>
    </style:style>
    <style:style style:name="T33" style:family="text">
      <style:text-properties fo:font-weight="normal" officeooo:rsid="015d668a" style:font-weight-asian="normal" style:font-weight-complex="normal"/>
    </style:style>
    <style:style style:name="T34" style:family="text">
      <style:text-properties fo:font-weight="normal" officeooo:rsid="015f5928" style:font-weight-asian="normal" style:font-weight-complex="normal"/>
    </style:style>
    <style:style style:name="T35" style:family="text">
      <style:text-properties fo:font-weight="normal" officeooo:rsid="0189e82c" style:font-weight-asian="normal" style:font-weight-complex="normal"/>
    </style:style>
    <style:style style:name="T36" style:family="text">
      <style:text-properties fo:font-weight="normal" officeooo:rsid="018a5187" style:font-weight-asian="normal" style:font-weight-complex="normal"/>
    </style:style>
    <style:style style:name="T37" style:family="text">
      <style:text-properties fo:font-weight="normal" officeooo:rsid="01b8d132" style:font-weight-asian="normal" style:font-weight-complex="normal"/>
    </style:style>
    <style:style style:name="T38" style:family="text">
      <style:text-properties fo:font-weight="normal" officeooo:rsid="01f7379c" style:font-weight-asian="normal" style:font-weight-complex="normal"/>
    </style:style>
    <style:style style:name="T39" style:family="text">
      <style:text-properties fo:font-weight="normal" officeooo:rsid="02888261" style:font-weight-asian="normal" style:font-weight-complex="normal"/>
    </style:style>
    <style:style style:name="T40" style:family="text">
      <style:text-properties fo:font-weight="normal" officeooo:rsid="028c96d1" style:font-weight-asian="normal" style:font-weight-complex="normal"/>
    </style:style>
    <style:style style:name="T41" style:family="text">
      <style:text-properties fo:font-weight="normal" officeooo:rsid="028e224a" style:font-weight-asian="normal" style:font-weight-complex="normal"/>
    </style:style>
    <style:style style:name="T42" style:family="text">
      <style:text-properties fo:font-weight="normal" officeooo:rsid="029cd5c7" style:font-weight-asian="normal" style:font-weight-complex="normal"/>
    </style:style>
    <style:style style:name="T43" style:family="text">
      <style:text-properties fo:font-weight="normal" officeooo:rsid="02a5fda7" style:font-weight-asian="normal" style:font-weight-complex="normal"/>
    </style:style>
    <style:style style:name="T44" style:family="text">
      <style:text-properties fo:font-weight="normal" officeooo:rsid="02a70bac" style:font-weight-asian="normal" style:font-weight-complex="normal"/>
    </style:style>
    <style:style style:name="T45" style:family="text">
      <style:text-properties fo:font-weight="normal" officeooo:rsid="02dc4079" style:font-weight-asian="normal" style:font-weight-complex="normal"/>
    </style:style>
    <style:style style:name="T46" style:family="text">
      <style:text-properties fo:font-weight="normal" officeooo:rsid="02eaf4dd" style:font-weight-asian="normal" style:font-weight-complex="normal"/>
    </style:style>
    <style:style style:name="T47" style:family="text">
      <style:text-properties fo:font-weight="normal" officeooo:rsid="02ee6843" style:font-weight-asian="normal" style:font-weight-complex="normal"/>
    </style:style>
    <style:style style:name="T48" style:family="text">
      <style:text-properties fo:font-weight="normal" officeooo:rsid="014c05b8" style:font-weight-asian="normal" style:font-weight-complex="normal"/>
    </style:style>
    <style:style style:name="T49" style:family="text">
      <style:text-properties fo:font-weight="normal" officeooo:rsid="037ac8b4" style:font-weight-asian="normal" style:font-weight-complex="normal"/>
    </style:style>
    <style:style style:name="T50" style:family="text">
      <style:text-properties fo:font-weight="normal" officeooo:rsid="0388d323" style:font-weight-asian="normal" style:font-weight-complex="normal"/>
    </style:style>
    <style:style style:name="T51" style:family="text">
      <style:text-properties fo:font-weight="normal" officeooo:rsid="038c8e33" style:font-weight-asian="normal" style:font-weight-complex="normal"/>
    </style:style>
    <style:style style:name="T52" style:family="text">
      <style:text-properties fo:font-weight="normal" officeooo:rsid="038caa6f" style:font-weight-asian="normal" style:font-weight-complex="normal"/>
    </style:style>
    <style:style style:name="T53" style:family="text">
      <style:text-properties fo:font-weight="normal" officeooo:rsid="039901f6" style:font-weight-asian="normal" style:font-weight-complex="normal"/>
    </style:style>
    <style:style style:name="T54" style:family="text">
      <style:text-properties fo:font-weight="normal" officeooo:rsid="039b7edf" style:font-weight-asian="normal" style:font-weight-complex="normal"/>
    </style:style>
    <style:style style:name="T55" style:family="text">
      <style:text-properties fo:font-weight="normal" officeooo:rsid="039bf037" style:font-weight-asian="normal" style:font-weight-complex="normal"/>
    </style:style>
    <style:style style:name="T56" style:family="text">
      <style:text-properties fo:font-weight="normal" officeooo:rsid="03b3eb51" style:font-weight-asian="normal" style:font-weight-complex="normal"/>
    </style:style>
    <style:style style:name="T57" style:family="text">
      <style:text-properties fo:font-weight="normal" officeooo:rsid="03d39325" style:font-weight-asian="normal" style:font-weight-complex="normal"/>
    </style:style>
    <style:style style:name="T58" style:family="text">
      <style:text-properties fo:font-weight="normal" officeooo:rsid="03ee2f07" style:font-weight-asian="normal" style:font-weight-complex="normal"/>
    </style:style>
    <style:style style:name="T59" style:family="text">
      <style:text-properties fo:font-weight="normal" officeooo:rsid="03f4f66d" style:font-weight-asian="normal" style:font-weight-complex="normal"/>
    </style:style>
    <style:style style:name="T60" style:family="text">
      <style:text-properties fo:font-weight="normal" officeooo:rsid="03f77bec" style:font-weight-asian="normal" style:font-weight-complex="normal"/>
    </style:style>
    <style:style style:name="T61" style:family="text">
      <style:text-properties fo:font-weight="normal" officeooo:rsid="0420545c" style:font-weight-asian="normal" style:font-weight-complex="normal"/>
    </style:style>
    <style:style style:name="T62" style:family="text">
      <style:text-properties fo:font-weight="normal" officeooo:rsid="04216fc6" style:font-weight-asian="normal" style:font-weight-complex="normal"/>
    </style:style>
    <style:style style:name="T63" style:family="text">
      <style:text-properties fo:font-weight="normal" officeooo:rsid="042419b3" style:font-weight-asian="normal" style:font-weight-complex="normal"/>
    </style:style>
    <style:style style:name="T64" style:family="text">
      <style:text-properties fo:font-weight="normal" officeooo:rsid="043787db" style:font-weight-asian="normal" style:font-weight-complex="normal"/>
    </style:style>
    <style:style style:name="T65" style:family="text">
      <style:text-properties fo:font-weight="normal" officeooo:rsid="04461c46" style:font-weight-asian="normal" style:font-weight-complex="normal"/>
    </style:style>
    <style:style style:name="T66" style:family="text">
      <style:text-properties fo:font-weight="normal" officeooo:rsid="044fee30" style:font-weight-asian="normal" style:font-weight-complex="normal"/>
    </style:style>
    <style:style style:name="T67" style:family="text">
      <style:text-properties fo:font-weight="normal" officeooo:rsid="04643918" style:font-weight-asian="normal" style:font-weight-complex="normal"/>
    </style:style>
    <style:style style:name="T68" style:family="text">
      <style:text-properties fo:font-weight="normal" officeooo:rsid="0468fc53" style:font-weight-asian="normal" style:font-weight-complex="normal"/>
    </style:style>
    <style:style style:name="T69" style:family="text">
      <style:text-properties fo:font-weight="normal" officeooo:rsid="046e1f78" style:font-weight-asian="normal" style:font-weight-complex="normal"/>
    </style:style>
    <style:style style:name="T70" style:family="text">
      <style:text-properties fo:font-weight="normal" officeooo:rsid="047adce5" style:font-weight-asian="normal" style:font-weight-complex="normal"/>
    </style:style>
    <style:style style:name="T71" style:family="text">
      <style:text-properties fo:font-weight="normal" officeooo:rsid="04864b9b" style:font-weight-asian="normal" style:font-weight-complex="normal"/>
    </style:style>
    <style:style style:name="T72" style:family="text">
      <style:text-properties fo:font-weight="normal" officeooo:rsid="04ec6100" style:font-weight-asian="normal" style:font-weight-complex="normal"/>
    </style:style>
    <style:style style:name="T73" style:family="text">
      <style:text-properties fo:font-weight="normal" officeooo:rsid="04a3c36a" style:font-weight-asian="normal" style:font-weight-complex="normal"/>
    </style:style>
    <style:style style:name="T74" style:family="text">
      <style:text-properties fo:font-weight="normal" officeooo:rsid="04a72d1e" style:font-weight-asian="normal" style:font-weight-complex="normal"/>
    </style:style>
    <style:style style:name="T75" style:family="text">
      <style:text-properties officeooo:rsid="001ffc65"/>
    </style:style>
    <style:style style:name="T76" style:family="text">
      <style:text-properties officeooo:rsid="002a3a98" style:font-name-asian="Microsoft YaHei" style:font-name-complex="Arial"/>
    </style:style>
    <style:style style:name="T77" style:family="text">
      <style:text-properties officeooo:rsid="00f6eb52" style:font-name-asian="Microsoft YaHei" style:font-name-complex="Arial"/>
    </style:style>
    <style:style style:name="T78" style:family="text">
      <style:text-properties officeooo:rsid="0181a2f0" style:font-name-asian="Microsoft YaHei" style:font-name-complex="Arial"/>
    </style:style>
    <style:style style:name="T79" style:family="text">
      <style:text-properties officeooo:rsid="02d7c421" style:font-name-asian="Microsoft YaHei" style:font-name-complex="Arial"/>
    </style:style>
    <style:style style:name="T80" style:family="text">
      <style:text-properties officeooo:rsid="04c5bebe" style:font-name-asian="Microsoft YaHei" style:font-name-complex="Arial"/>
    </style:style>
    <style:style style:name="T81" style:family="text">
      <style:text-properties officeooo:rsid="00552b85"/>
    </style:style>
    <style:style style:name="T82" style:family="text">
      <style:text-properties officeooo:rsid="0058dbd6"/>
    </style:style>
    <style:style style:name="T83" style:family="text">
      <style:text-properties officeooo:rsid="0059a63b"/>
    </style:style>
    <style:style style:name="T84" style:family="text">
      <style:text-properties officeooo:rsid="005ce986"/>
    </style:style>
    <style:style style:name="T85" style:family="text">
      <style:text-properties officeooo:rsid="005dcff1"/>
    </style:style>
    <style:style style:name="T86" style:family="text">
      <style:text-properties officeooo:rsid="0065db7e"/>
    </style:style>
    <style:style style:name="T87" style:family="text">
      <style:text-properties officeooo:rsid="0067ec74"/>
    </style:style>
    <style:style style:name="T88" style:family="text">
      <style:text-properties officeooo:rsid="00f61deb"/>
    </style:style>
    <style:style style:name="T89" style:family="text">
      <style:text-properties officeooo:rsid="00f6eb52"/>
    </style:style>
    <style:style style:name="T90" style:family="text">
      <style:text-properties officeooo:rsid="00e1cdea"/>
    </style:style>
    <style:style style:name="T91" style:family="text">
      <style:text-properties officeooo:rsid="011f2fa0"/>
    </style:style>
    <style:style style:name="T92" style:family="text">
      <style:text-properties officeooo:rsid="0121fc9d"/>
    </style:style>
    <style:style style:name="T93" style:family="text">
      <style:text-properties officeooo:rsid="00df3e44"/>
    </style:style>
    <style:style style:name="T94" style:family="text">
      <style:text-properties officeooo:rsid="00e00e38"/>
    </style:style>
    <style:style style:name="T95" style:family="text">
      <style:text-properties officeooo:rsid="012a0a99"/>
    </style:style>
    <style:style style:name="T96" style:family="text">
      <style:text-properties officeooo:rsid="012c523c"/>
    </style:style>
    <style:style style:name="T97" style:family="text">
      <style:text-properties officeooo:rsid="012cedd7"/>
    </style:style>
    <style:style style:name="T98" style:family="text">
      <style:text-properties officeooo:rsid="0141adc4"/>
    </style:style>
    <style:style style:name="T99" style:family="text">
      <style:text-properties officeooo:rsid="01548860"/>
    </style:style>
    <style:style style:name="T100" style:family="text">
      <style:text-properties officeooo:rsid="016da9d0"/>
    </style:style>
    <style:style style:name="T101" style:family="text">
      <style:text-properties officeooo:rsid="016ea9a7"/>
    </style:style>
    <style:style style:name="T102" style:family="text">
      <style:text-properties officeooo:rsid="01ae295d"/>
    </style:style>
    <style:style style:name="T103" style:family="text">
      <style:text-properties officeooo:rsid="01b8d132"/>
    </style:style>
    <style:style style:name="T104" style:family="text">
      <style:text-properties officeooo:rsid="015d668a"/>
    </style:style>
    <style:style style:name="T105" style:family="text">
      <style:text-properties officeooo:rsid="01d7ce53"/>
    </style:style>
    <style:style style:name="T106" style:family="text">
      <style:text-properties officeooo:rsid="01d9ca5e"/>
    </style:style>
    <style:style style:name="T107" style:family="text">
      <style:text-properties officeooo:rsid="0140d341"/>
    </style:style>
    <style:style style:name="T108" style:family="text">
      <style:text-properties officeooo:rsid="011a8261"/>
    </style:style>
    <style:style style:name="T109" style:family="text">
      <style:text-properties officeooo:rsid="01f0672c"/>
    </style:style>
    <style:style style:name="T110" style:family="text">
      <style:text-properties officeooo:rsid="020311eb"/>
    </style:style>
    <style:style style:name="T111" style:family="text">
      <style:text-properties officeooo:rsid="0214a2be"/>
    </style:style>
    <style:style style:name="T112" style:family="text">
      <style:text-properties officeooo:rsid="021f8323"/>
    </style:style>
    <style:style style:name="T113" style:family="text">
      <style:text-properties officeooo:rsid="0220a642"/>
    </style:style>
    <style:style style:name="T114" style:family="text">
      <style:text-properties officeooo:rsid="024a90c7"/>
    </style:style>
    <style:style style:name="T115" style:family="text">
      <style:text-properties officeooo:rsid="02680635"/>
    </style:style>
    <style:style style:name="T116" style:family="text">
      <style:text-properties officeooo:rsid="026a6a98"/>
    </style:style>
    <style:style style:name="T117" style:family="text">
      <style:text-properties officeooo:rsid="0270edaa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2814342"/>
    </style:style>
    <style:style style:name="T120" style:family="text">
      <style:text-properties style:text-underline-style="none" officeooo:rsid="02dc4079"/>
    </style:style>
    <style:style style:name="T121" style:family="text">
      <style:text-properties style:text-underline-style="none" officeooo:rsid="00e1cdea"/>
    </style:style>
    <style:style style:name="T122" style:family="text">
      <style:text-properties style:text-underline-style="none" officeooo:rsid="03b3eb51"/>
    </style:style>
    <style:style style:name="T123" style:family="text">
      <style:text-properties style:text-underline-style="none" officeooo:rsid="0266a03d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officeooo:rsid="02dc4079"/>
    </style:style>
    <style:style style:name="T126" style:family="text">
      <style:text-properties officeooo:rsid="014c05b8"/>
    </style:style>
    <style:style style:name="T127" style:family="text">
      <style:text-properties officeooo:rsid="02ab25e9"/>
    </style:style>
    <style:style style:name="T128" style:family="text">
      <style:text-properties officeooo:rsid="02b05c9a"/>
    </style:style>
    <style:style style:name="T129" style:family="text">
      <style:text-properties officeooo:rsid="02bcce71"/>
    </style:style>
    <style:style style:name="T130" style:family="text">
      <style:text-properties officeooo:rsid="02c5db6a"/>
    </style:style>
    <style:style style:name="T131" style:family="text">
      <style:text-properties officeooo:rsid="02c87df4"/>
    </style:style>
    <style:style style:name="T132" style:family="text">
      <style:text-properties officeooo:rsid="02d072df"/>
    </style:style>
    <style:style style:name="T133" style:family="text">
      <style:text-properties officeooo:rsid="033c50a9"/>
    </style:style>
    <style:style style:name="T134" style:family="text">
      <style:text-properties officeooo:rsid="01536506"/>
    </style:style>
    <style:style style:name="T135" style:family="text">
      <style:text-properties officeooo:rsid="03413198"/>
    </style:style>
    <style:style style:name="T136" style:family="text">
      <style:text-properties officeooo:rsid="0349821d"/>
    </style:style>
    <style:style style:name="T137" style:family="text">
      <style:text-properties officeooo:rsid="036b94d4"/>
    </style:style>
    <style:style style:name="T138" style:family="text">
      <style:text-properties officeooo:rsid="036ce6ed"/>
    </style:style>
    <style:style style:name="T139" style:family="text">
      <style:text-properties officeooo:rsid="03b3eb51"/>
    </style:style>
    <style:style style:name="T140" style:family="text">
      <style:text-properties officeooo:rsid="03c1c04b"/>
    </style:style>
    <style:style style:name="T141" style:family="text">
      <style:text-properties officeooo:rsid="03e322e9"/>
    </style:style>
    <style:style style:name="T142" style:family="text">
      <style:text-properties officeooo:rsid="03e6885b"/>
    </style:style>
    <style:style style:name="T143" style:family="text">
      <style:text-properties officeooo:rsid="03ebb4ed"/>
    </style:style>
    <style:style style:name="T144" style:family="text">
      <style:text-properties officeooo:rsid="03fd9122"/>
    </style:style>
    <style:style style:name="T145" style:family="text">
      <style:text-properties officeooo:rsid="03ff460b"/>
    </style:style>
    <style:style style:name="T146" style:family="text">
      <style:text-properties officeooo:rsid="0404489d"/>
    </style:style>
    <style:style style:name="T147" style:family="text">
      <style:text-properties officeooo:rsid="0410b5e4"/>
    </style:style>
    <style:style style:name="T148" style:family="text">
      <style:text-properties fo:font-style="normal" style:font-style-asian="normal"/>
    </style:style>
    <style:style style:name="T149" style:family="text">
      <style:text-properties officeooo:rsid="015f5928"/>
    </style:style>
    <style:style style:name="T150" style:family="text">
      <style:text-properties officeooo:rsid="0018aeb1"/>
    </style:style>
    <style:style style:name="T151" style:family="text">
      <style:text-properties officeooo:rsid="0036f184"/>
    </style:style>
    <style:style style:name="T152" style:family="text">
      <style:text-properties officeooo:rsid="0019e209"/>
    </style:style>
    <style:style style:name="T153" style:family="text">
      <style:text-properties officeooo:rsid="00a93c8c"/>
    </style:style>
    <style:style style:name="T154" style:family="text">
      <style:text-properties officeooo:rsid="010e965e"/>
    </style:style>
    <style:style style:name="T155" style:family="text">
      <style:text-properties officeooo:rsid="01358ce4"/>
    </style:style>
    <style:style style:name="T156" style:family="text">
      <style:text-properties officeooo:rsid="002ec2d3"/>
    </style:style>
    <style:style style:name="T157" style:family="text">
      <style:text-properties officeooo:rsid="00302919"/>
    </style:style>
    <style:style style:name="T158" style:family="text">
      <style:text-properties officeooo:rsid="00428197"/>
    </style:style>
    <style:style style:name="T159" style:family="text">
      <style:text-properties officeooo:rsid="004bcac8"/>
    </style:style>
    <style:style style:name="T160" style:family="text">
      <style:text-properties officeooo:rsid="0046c2bf"/>
    </style:style>
    <style:style style:name="T161" style:family="text">
      <style:text-properties officeooo:rsid="0082e3fe"/>
    </style:style>
    <style:style style:name="T162" style:family="text">
      <style:text-properties officeooo:rsid="00879c29"/>
    </style:style>
    <style:style style:name="T163" style:family="text">
      <style:text-properties officeooo:rsid="008d744e"/>
    </style:style>
    <style:style style:name="T164" style:family="text">
      <style:text-properties officeooo:rsid="008f4619"/>
    </style:style>
    <style:style style:name="T165" style:family="text">
      <style:text-properties officeooo:rsid="00917b14"/>
    </style:style>
    <style:style style:name="T166" style:family="text">
      <style:text-properties officeooo:rsid="0426384d"/>
    </style:style>
    <style:style style:name="T167" style:family="text">
      <style:text-properties officeooo:rsid="0429e66f"/>
    </style:style>
    <style:style style:name="T168" style:family="text">
      <style:text-properties officeooo:rsid="042bbd0c"/>
    </style:style>
    <style:style style:name="T169" style:family="text">
      <style:text-properties officeooo:rsid="042d3974"/>
    </style:style>
    <style:style style:name="T170" style:family="text">
      <style:text-properties officeooo:rsid="042e52e6"/>
    </style:style>
    <style:style style:name="T171" style:family="text">
      <style:text-properties officeooo:rsid="043787db"/>
    </style:style>
    <style:style style:name="T172" style:family="text">
      <style:text-properties officeooo:rsid="04461c46"/>
    </style:style>
    <style:style style:name="T173" style:family="text">
      <style:text-properties officeooo:rsid="045d3dcd"/>
    </style:style>
    <style:style style:name="T174" style:family="text">
      <style:text-properties officeooo:rsid="00b5ad1d"/>
    </style:style>
    <style:style style:name="T175" style:family="text">
      <style:text-properties officeooo:rsid="00b71f47"/>
    </style:style>
    <style:style style:name="T176" style:family="text">
      <style:text-properties officeooo:rsid="00af1993"/>
    </style:style>
    <style:style style:name="T177" style:family="text">
      <style:text-properties officeooo:rsid="00b16453"/>
    </style:style>
    <style:style style:name="T178" style:family="text">
      <style:text-properties officeooo:rsid="04643918"/>
    </style:style>
    <style:style style:name="T179" style:family="text">
      <style:text-properties officeooo:rsid="0468fc53"/>
    </style:style>
    <style:style style:name="T180" style:family="text">
      <style:text-properties officeooo:rsid="048a1955"/>
    </style:style>
    <style:style style:name="T181" style:family="text">
      <style:text-properties officeooo:rsid="03ee2f07"/>
    </style:style>
    <style:style style:name="T182" style:family="text">
      <style:text-properties officeooo:rsid="049139d3"/>
    </style:style>
    <style:style style:name="T183" style:family="text">
      <style:text-properties officeooo:rsid="04c3f600"/>
    </style:style>
    <style:style style:name="T184" style:family="text">
      <style:text-properties officeooo:rsid="03b5e694"/>
    </style:style>
    <style:style style:name="T185" style:family="text">
      <style:text-properties officeooo:rsid="04d2416b"/>
    </style:style>
    <style:style style:name="T186" style:family="text">
      <style:text-properties officeooo:rsid="04d8c0c1"/>
    </style:style>
    <style:style style:name="T187" style:family="text">
      <style:text-properties officeooo:rsid="04e7c586"/>
    </style:style>
    <style:style style:name="T188" style:family="text">
      <style:text-properties officeooo:rsid="0523c093"/>
    </style:style>
    <style:style style:name="T189" style:family="text">
      <style:text-properties officeooo:rsid="0531c85b"/>
    </style:style>
    <style:style style:name="T190" style:family="text">
      <style:text-properties officeooo:rsid="0537a548"/>
    </style:style>
    <style:style style:name="T191" style:family="text">
      <style:text-properties officeooo:rsid="053abf9a"/>
    </style:style>
    <style:style style:name="T192" style:family="text">
      <style:text-properties officeooo:rsid="053bea03"/>
    </style:style>
    <style:style style:name="T193" style:family="text">
      <style:text-properties officeooo:rsid="0540678e"/>
    </style:style>
    <style:style style:name="T194" style:family="text">
      <style:text-properties officeooo:rsid="0540a7c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88" text:outline-level="1">1 – Introduction</text:h>
      <text:p text:style-name="P7"/>
      <text:p text:style-name="P7">Frameworks such as Tensor<text:span text:style-name="T75">F</text:span>low or Py<text:span text:style-name="T75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88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3">subject</text:span><text:span text:style-name="T8"> </text:span><text:span text:style-name="T84">tackled </text:span><text:span text:style-name="T85">is</text:span><text:span text:style-name="T8"> </text:span><text:span text:style-name="T81">a multi-class classification problem </text:span><text:span text:style-name="T82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66">A</text:span><text:span text:style-name="T88">ll</text:span><text:span text:style-name="T86"> the </text:span><text:span text:style-name="T87">elements below </text:span><text:span text:style-name="T166">are defined for classification</text:span><text:span text:style-name="T167">s</text:span><text:span text:style-name="T166"> but</text:span><text:span text:style-name="T87"> can be re-used or easily </text:span><text:span text:style-name="T168">re-define</text:span><text:span text:style-name="T169">d</text:span><text:span text:style-name="T87"> to cover regression</text:span><text:span text:style-name="T170">s</text:span><text:span text:style-name="T87">.</text:span></text:p>
      <text:p text:style-name="P7"/>
      <text:h text:style-name="P89" text:outline-level="1">2 – <text:span text:style-name="T9">Notation and Nomenclature</text:span></text:h>
      <text:p text:style-name="P35"/>
      <text:p text:style-name="P68">Definition –<text:span text:style-name="T12"> </text:span><text:span text:style-name="T30">Let</text:span><text:span text:style-name="T30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0">, </text:span><text:span text:style-name="T40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2">, </text:span><text:span text:style-name="T42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6">a norm on</text:span><text:span text:style-name="T46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0">. Then</text:span><text:span text:style-name="T30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30">continuous function is equivalent to</text:span></text:p>
      <text:p text:style-name="P36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6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8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9">set of </text:span>continuous function<text:span text:style-name="T101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40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33">means the set of continuous functions from</text:span><text:span text:style-name="T133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4">to</text:span><text:span text:style-name="T134"><draw:frame draw:style-name="fr1" draw:name="Objet119" text:anchor-type="as-char" svg:width="0.744cm" svg:height="0.527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4">.</text:span></text:p>
      <text:p text:style-name="P43"/>
      <text:p text:style-name="P69"><text:span text:style-name="T126">Definition –</text:span><text:span text:style-name="T48"> </text:span><text:span text:style-name="T30">Let</text:span><text:span text:style-name="T30"><draw:frame draw:style-name="fr1" draw:name="Objet63" text:anchor-type="as-char" svg:width="0.524cm" svg:height="0.326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64" text:anchor-type="as-char" svg:width="0.744cm" svg:height="0.527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0">, </text:span><text:span text:style-name="T40"><draw:frame draw:style-name="fr1" draw:name="Objet65" text:anchor-type="as-char" svg:width="0.88cm" svg:height="0.531cm" draw:z-index="34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100" text:anchor-type="as-char" svg:width="0.744cm" svg:height="0.527cm" draw:z-index="37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2">, </text:span><text:span text:style-name="T42"><draw:frame draw:style-name="fr1" draw:name="Objet101" text:anchor-type="as-char" svg:width="0.975cm" svg:height="0.531cm" draw:z-index="4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6">a norm on</text:span><text:span text:style-name="T46"><draw:frame draw:style-name="fr1" draw:name="Objet113" text:anchor-type="as-char" svg:width="0.84cm" svg:height="0.527cm" draw:z-index="44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4" text:anchor-type="as-char" svg:width="2.148cm" svg:height="0.527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0">. Then</text:span><text:span text:style-name="T30"><draw:frame draw:style-name="fr1" draw:name="Objet66" text:anchor-type="as-char" svg:width="0.404cm" svg:height="0.467cm" draw:z-index="4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3">derivable </text:span><text:span text:style-name="T34">is equivalent to</text:span></text:p>
      <text:p text:style-name="P37"><draw:frame draw:style-name="fr1" draw:name="Objet75" text:anchor-type="as-char" svg:width="1.513cm" svg:height="0.467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7"><draw:frame draw:style-name="fr1" draw:name="Objet70" text:anchor-type="as-char" svg:width="1.369cm" svg:height="0.467cm" draw:z-index="5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2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3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9"><text:soft-page-break/><text:span text:style-name="T149">The notation</text:span><text:span text:style-name="T149"><draw:frame draw:style-name="fr1" draw:name="Objet67" text:anchor-type="as-char" svg:width="2.053cm" svg:height="0.557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9">means the </text:span><text:span text:style-name="T99">set of </text:span><text:span text:style-name="T100">derivable</text:span><text:span text:style-name="T149"> function</text:span><text:span text:style-name="T100">s</text:span><text:span text:style-name="T149"> from</text:span><text:span text:style-name="T149"><draw:frame draw:style-name="fr1" draw:name="Objet60" text:anchor-type="as-char" svg:width="0.524cm" svg:height="0.32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49">to</text:span><text:span text:style-name="T149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9">.</text:span></text:p>
      <text:p text:style-name="P41">The notation<draw:frame draw:style-name="fr1" draw:name="Objet120" text:anchor-type="as-char" svg:width="1.438cm" svg:height="0.557cm" draw:z-index="58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33">means the set of </text:span><text:span text:style-name="T135">derivable</text:span><text:span text:style-name="T133"> functions from</text:span><text:span text:style-name="T133"><draw:frame draw:style-name="fr1" draw:name="Objet121" text:anchor-type="as-char" svg:width="0.744cm" svg:height="0.527cm" draw:z-index="5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4">to</text:span><text:span text:style-name="T134"><draw:frame draw:style-name="fr1" draw:name="Objet122" text:anchor-type="as-char" svg:width="0.744cm" svg:height="0.527cm" draw:z-index="6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4">.</text:span></text:p>
      <text:p text:style-name="P44"/>
      <text:p text:style-name="P70">Definition – <text:span text:style-name="T30">Let</text:span><text:span text:style-name="T30"><draw:frame draw:style-name="fr1" draw:name="Objet68" text:anchor-type="as-char" svg:width="0.524cm" svg:height="0.326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81" text:anchor-type="as-char" svg:width="0.744cm" svg:height="0.527cm" draw:z-index="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0">, </text:span><text:span text:style-name="T40"><draw:frame draw:style-name="fr1" draw:name="Objet82" text:anchor-type="as-char" svg:width="0.88cm" svg:height="0.531cm" draw:z-index="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102" text:anchor-type="as-char" svg:width="0.744cm" svg:height="0.527cm" draw:z-index="65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2">, </text:span><text:span text:style-name="T42"><draw:frame draw:style-name="fr1" draw:name="Objet103" text:anchor-type="as-char" svg:width="0.975cm" svg:height="0.531cm" draw:z-index="66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6">a norm on</text:span><text:span text:style-name="T46"><draw:frame draw:style-name="fr1" draw:name="Objet115" text:anchor-type="as-char" svg:width="0.84cm" svg:height="0.527cm" draw:z-index="6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6" text:anchor-type="as-char" svg:width="2.148cm" svg:height="0.527cm" draw:z-index="6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0">. Then</text:span><text:span text:style-name="T30"><draw:frame draw:style-name="fr1" draw:name="Objet83" text:anchor-type="as-char" svg:width="0.404cm" svg:height="0.467cm" draw:z-index="6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7">piece-wise </text:span><text:span text:style-name="T33">derivable </text:span><text:span text:style-name="T34">is equivalent to</text:span></text:p>
      <text:p text:style-name="P45"><draw:frame draw:style-name="fr1" draw:name="Objet84" text:anchor-type="as-char" svg:width="1.656cm" svg:height="0.467cm" draw:z-index="70"><draw:object xlink:href="./Object 84" xlink:type="simple" xlink:show="embed" xlink:actuate="onLoad"/><draw:image xlink:href="./ObjectReplacements/Object 84" xlink:type="simple" xlink:show="embed" xlink:actuate="onLoad"/></draw:frame><text:span text:style-name="T131">such as</text:span><text:span text:style-name="T131"><draw:frame draw:style-name="fr1" draw:name="Objet107" text:anchor-type="as-char" svg:width="0.549cm" svg:height="0.467cm" draw:z-index="72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9">compact and bounded</text:span>,</text:p>
      <text:p text:style-name="P45"><draw:frame draw:style-name="fr1" draw:name="Objet85" text:anchor-type="as-char" svg:width="2.078cm" svg:height="0.547cm" draw:z-index="73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47">non-empty </text:span><text:span text:style-name="T130">open subsets </text:span><text:span text:style-name="T127">such as</text:span><text:span text:style-name="T127"><draw:frame draw:style-name="fr1" draw:name="Objet106" text:anchor-type="as-char" svg:width="1.986cm" svg:height="0.982cm" draw:z-index="7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8">and</text:span><text:span text:style-name="T127"><draw:frame draw:style-name="fr1" draw:name="Objet104" text:anchor-type="as-char" svg:width="2.967cm" svg:height="0.557cm" draw:z-index="75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7">,</text:span><text:span text:style-name="T127"><draw:frame draw:style-name="fr1" draw:name="Objet105" text:anchor-type="as-char" svg:width="3.403cm" svg:height="0.531cm" draw:z-index="76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7">,</text:span></text:p>
      <text:p text:style-name="P45"><draw:frame draw:style-name="fr1" draw:name="Objet86" text:anchor-type="as-char" svg:width="2.067cm" svg:height="0.482cm" draw:z-index="77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8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9"><draw:object xlink:href="./Object 88" xlink:type="simple" xlink:show="embed" xlink:actuate="onLoad"/><draw:image xlink:href="./ObjectReplacements/Object 88" xlink:type="simple" xlink:show="embed" xlink:actuate="onLoad"/></draw:frame>,<text:span text:style-name="T148"><draw:frame draw:style-name="fr1" draw:name="Objet89" text:anchor-type="as-char" svg:width="2.18cm" svg:height="0.54cm" draw:z-index="8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6">The notation<draw:frame draw:style-name="fr1" draw:name="Objet90" text:anchor-type="as-char" svg:width="2.387cm" svg:height="0.591cm" draw:z-index="82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3">piece-wise </text:span><text:span text:style-name="T104">derivable</text:span> functions <text:span text:style-name="T105">from</text:span><text:span text:style-name="T105"><draw:frame draw:style-name="fr1" draw:name="Objet91" text:anchor-type="as-char" svg:width="0.524cm" svg:height="0.326cm" draw:z-index="83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6">to</text:span><text:span text:style-name="T106"><draw:frame draw:style-name="fr1" draw:name="Objet92" text:anchor-type="as-char" svg:width="0.84cm" svg:height="0.527cm" draw:z-index="84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6">.</text:span></text:p>
      <text:p text:style-name="P42">The notation<draw:frame draw:style-name="fr1" draw:name="Objet123" text:anchor-type="as-char" svg:width="1.771cm" svg:height="0.591cm" draw:z-index="85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33">means the set of </text:span><text:span text:style-name="T103">piece-wise </text:span><text:span text:style-name="T104">derivable</text:span><text:span text:style-name="T133"> functions from</text:span><text:span text:style-name="T133"><draw:frame draw:style-name="fr1" draw:name="Objet124" text:anchor-type="as-char" svg:width="0.744cm" svg:height="0.527cm" draw:z-index="8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4">to</text:span><text:span text:style-name="T134"><draw:frame draw:style-name="fr1" draw:name="Objet125" text:anchor-type="as-char" svg:width="0.744cm" svg:height="0.527cm" draw:z-index="8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4">.</text:span></text:p>
      <text:p text:style-name="P97"/>
      <text:p text:style-name="P71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7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8">is a real matrix of dimension<draw:frame draw:style-name="fr1" draw:name="Objet4" text:anchor-type="as-char" svg:width="1.088cm" svg:height="0.467cm" draw:z-index="88"><draw:object xlink:href="./Object 4" xlink:type="simple" xlink:show="embed" xlink:actuate="onLoad"/><draw:image xlink:href="./ObjectReplacements/Object 4" xlink:type="simple" xlink:show="embed" xlink:actuate="onLoad"/></draw:frame>.</text:p>
      <text:p text:style-name="P32"><text:span text:style-name="T150">T</text:span>he following notation<text:span text:style-name="T151">s</text:span> <text:span text:style-name="T151">are</text:span> considered</text:p>
      <text:p text:style-name="P27"><draw:frame draw:style-name="fr1" draw:name="Objet11" text:anchor-type="as-char" svg:width="2.057cm" svg:height="0.482cm" draw:z-index="89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0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8"><draw:frame draw:style-name="fr1" draw:name="Objet16" text:anchor-type="as-char" svg:width="2.221cm" svg:height="0.482cm" draw:z-index="92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8"><draw:frame draw:style-name="fr1" draw:name="Objet18" text:anchor-type="as-char" svg:width="2.057cm" svg:height="0.482cm" draw:z-index="94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9"><text:span text:style-name="T150">The notation</text:span><text:span text:style-name="T150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52">means</text:span><text:span text:style-name="T150"> the matrix set of dimension</text:span><text:span text:style-name="T150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7">with coefficients </text:span><text:span text:style-name="T138">in</text:span><text:span text:style-name="T138"><draw:frame draw:style-name="fr1" draw:name="Objet19" text:anchor-type="as-char" svg:width="0.556cm" svg:height="0.385cm" draw:z-index="9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0">.</text:span></text:p>
      <text:p text:style-name="P49"><text:span text:style-name="T150">The notation</text:span><text:span text:style-name="T150"><draw:frame draw:style-name="fr1" draw:name="Objet2" text:anchor-type="as-char" svg:width="1.7cm" svg:height="0.54cm" draw:z-index="9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2">means</text:span><text:span text:style-name="T150"> the matrix set of dimension</text:span><text:span text:style-name="T150"><draw:frame draw:style-name="fr1" draw:name="Objet3" text:anchor-type="as-char" svg:width="1.088cm" svg:height="0.467cm" draw:z-index="9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7">with coefficients </text:span><text:span text:style-name="T138">in</text:span><text:span text:style-name="T138"><draw:frame draw:style-name="fr1" draw:name="Objet126" text:anchor-type="as-char" svg:width="1.208cm" svg:height="0.467cm" draw:z-index="99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38">.</text:span><text:span text:style-name="T11"><text:line-break/></text:span></text:p>
      <text:p text:style-name="P71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54"><text:soft-page-break/></text:p>
      <text:p text:style-name="P72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50"/>
      <text:p text:style-name="P73">Definition –<text:span text:style-name="T12"> Let</text:span><text:span text:style-name="T12"><draw:frame draw:style-name="fr1" draw:name="Objet28" text:anchor-type="as-char" svg:width="1.713cm" svg:height="0.53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35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38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53"><draw:frame draw:style-name="fr1" draw:name="Objet34" text:anchor-type="as-char" svg:width="2.746cm" svg:height="0.467cm" draw:z-index="39"><draw:object xlink:href="./Object 34" xlink:type="simple" xlink:show="embed" xlink:actuate="onLoad"/><draw:image xlink:href="./ObjectReplacements/Object 34" xlink:type="simple" xlink:show="embed" xlink:actuate="onLoad"/></draw:frame></text:p>
      <text:p text:style-name="P50"><text:span text:style-name="T153">where</text:span><draw:frame draw:style-name="fr1" draw:name="Objet32" text:anchor-type="as-char" svg:width="0.506cm" svg:height="0.467cm" draw:z-index="40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41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52"><text:span text:style-name="T90"><draw:frame draw:style-name="fr1" draw:name="Objet40" text:anchor-type="as-char" svg:width="2.057cm" svg:height="0.482cm" draw:z-index="10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0">,</text:span><text:span text:style-name="T90"><draw:frame draw:style-name="fr1" draw:name="Objet79" text:anchor-type="as-char" svg:width="2.171cm" svg:height="0.482cm" draw:z-index="10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0">,</text:span><draw:frame draw:style-name="fr1" draw:name="Objet27" text:anchor-type="as-char" svg:width="3.381cm" svg:height="1.139cm" draw:z-index="10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1"/>
      <text:p text:style-name="P61"><text:span text:style-name="T10">Definition –</text:span> Let<draw:frame draw:style-name="fr1" draw:name="Objet171" text:anchor-type="as-char" svg:width="1.302cm" svg:height="0.527cm" draw:z-index="10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04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0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62"><draw:frame draw:style-name="fr1" draw:name="Objet174" text:anchor-type="as-char" svg:width="2.949cm" svg:height="0.506cm" draw:z-index="10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61">where<draw:frame draw:style-name="fr1" draw:name="Objet175" text:anchor-type="as-char" svg:width="0.413cm" svg:height="0.467cm" draw:z-index="10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09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62"><draw:frame draw:style-name="fr1" draw:name="Objet169" text:anchor-type="as-char" svg:width="2.221cm" svg:height="0.482cm" draw:z-index="110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51"/>
      <text:h text:style-name="P90" text:outline-level="1"><text:span text:style-name="T92">3</text:span> – <text:span text:style-name="T77">Activation functions</text:span></text:h>
      <text:p text:style-name="P66"/>
      <text:p text:style-name="P66">Definition –<text:span text:style-name="T12"> </text:span><text:span text:style-name="T26">Let</text:span><text:span text:style-name="T35"><draw:frame draw:style-name="fr1" draw:name="Objet78" text:anchor-type="as-char" svg:width="3.812cm" svg:height="0.591cm" draw:z-index="11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5">.</text:span><text:span text:style-name="T26"> </text:span><text:span text:style-name="T36">T</text:span><text:span text:style-name="T27">hen the </text:span><text:span text:style-name="T38">vector</text:span><text:span text:style-name="T28"> wise </text:span><text:span text:style-name="T29">application</text:span></text:p>
      <text:p text:style-name="P22"><text:span text:style-name="T90"><draw:frame draw:style-name="fr1" draw:name="Objet38" text:anchor-type="as-char" svg:width="2.48cm" svg:height="1.198cm" draw:z-index="11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185">T</text:span><text:span text:style-name="T93">he </text:span><text:span text:style-name="T95">following</text:span><text:span text:style-name="T93"> </text:span><text:span text:style-name="T136">vector</text:span><text:span text:style-name="T94"> wise </text:span><text:span text:style-name="T90">application</text:span><text:span text:style-name="T96"> </text:span><text:span text:style-name="T173">is an</text:span><text:span text:style-name="T97"> activation function</text:span></text:p>
      <text:p text:style-name="P23"><text:span text:style-name="T154"><draw:frame draw:style-name="fr1" draw:name="Objet41" text:anchor-type="as-char" svg:width="4.464cm" svg:height="1.272cm" draw:z-index="64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1"><text:span text:style-name="T108">with</text:span><text:span text:style-name="T108"><draw:frame draw:style-name="fr1" draw:name="Objet47" text:anchor-type="as-char" svg:width="0.928cm" svg:height="0.467cm" draw:z-index="81"><draw:object xlink:href="./Object 47" xlink:type="simple" xlink:show="embed" xlink:actuate="onLoad"/><draw:image xlink:href="./ObjectReplacements/Object 47" xlink:type="simple" xlink:show="embed" xlink:actuate="onLoad"/></draw:frame></text:span><text:span text:style-name="T108">the </text:span><text:span text:style-name="T110">element-wise </text:span><text:span text:style-name="T108">maximum </text:span><text:span text:style-name="T112">operation</text:span><text:span text:style-name="T108"> </text:span><text:span text:style-name="T111">between two vectors</text:span><text:span text:style-name="T108">.</text:span></text:p>
      <text:p text:style-name="P11"/>
      <text:p text:style-name="P59"><text:span text:style-name="T173">Its </text:span>Jacobian matrix is</text:p>
      <text:p text:style-name="P29"><text:soft-page-break/><text:span text:style-name="T155"><draw:frame draw:style-name="fr1" draw:name="Objet26" text:anchor-type="as-char" svg:width="8.931cm" svg:height="3.644cm" draw:z-index="114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<text:p text:style-name="P14"><text:span text:style-name="T107">with</text:span><text:span text:style-name="T107"><draw:frame draw:style-name="fr1" draw:name="Objet50" text:anchor-type="as-char" svg:width="0.945cm" svg:height="0.614cm" draw:z-index="11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8">the</text:span><text:span text:style-name="T98"><draw:frame draw:style-name="fr1" draw:name="Objet51" text:anchor-type="as-char" svg:width="1.099cm" svg:height="0.603cm" draw:z-index="11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8">indicator function </text:span><text:span text:style-name="T109">on</text:span><text:span text:style-name="T109"><draw:frame draw:style-name="fr1" draw:name="Objet44" text:anchor-type="as-char" svg:width="1.099cm" svg:height="0.46cm" draw:z-index="11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98">.</text:span></text:p>
      <text:p text:style-name="P11"/>
      <text:p text:style-name="P18"><text:span text:style-name="T124">Proof:</text:span><text:span text:style-name="T118"> </text:span><text:span text:style-name="T119">TO DO.</text:span></text:p>
      <text:p text:style-name="P78"/>
      <text:p text:style-name="P10"><text:span text:style-name="T10">Proposition –</text:span> <text:span text:style-name="T186">T</text:span><text:span text:style-name="T93">he </text:span><text:span text:style-name="T95">following</text:span><text:span text:style-name="T93"> </text:span><text:span text:style-name="T136">vector</text:span><text:span text:style-name="T94"> wise </text:span><text:span text:style-name="T90">application</text:span><text:span text:style-name="T96"> </text:span><text:span text:style-name="T173">is an</text:span><text:span text:style-name="T97"> activation function</text:span></text:p>
      <text:p text:style-name="P24"><text:span text:style-name="T154"><draw:frame draw:style-name="fr1" draw:name="Objet45" text:anchor-type="as-char" svg:width="4.382cm" svg:height="2.499cm" draw:z-index="71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2">with<draw:frame draw:style-name="fr1" draw:name="Objet48" text:anchor-type="as-char" svg:width="0.407cm" svg:height="0.467cm" draw:z-index="10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3">element-wise </text:span><text:span text:style-name="T91">exponential </text:span><text:span text:style-name="T102">operation</text:span>.</text:p>
      <text:p text:style-name="P13">The<draw:frame draw:style-name="fr1" draw:name="Objet94" text:anchor-type="as-char" svg:width="1.64cm" svg:height="0.467cm" draw:z-index="119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4">function will be denoted as</text:span><text:span text:style-name="T114"><draw:frame draw:style-name="fr1" draw:name="Objet97" text:anchor-type="as-char" svg:width="0.443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4">for simplicity.</text:span></text:p>
      <text:p text:style-name="P12"/>
      <text:p text:style-name="P60">Its Jacobian matrix is</text:p>
      <text:p text:style-name="P25"><text:span text:style-name="T154"><draw:frame draw:style-name="fr1" draw:name="Objet95" text:anchor-type="as-char" svg:width="3.253cm" svg:height="1.773cm" draw:z-index="117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5">where<draw:frame draw:style-name="fr1" draw:name="Objet37" text:anchor-type="as-char" svg:width="1.716cm" svg:height="0.527cm" draw:z-index="154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21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128cm" svg:height="0.998cm" draw:z-index="122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6"><text:span text:style-name="T115">w</text:span>ith<draw:frame draw:style-name="fr1" draw:name="Objet77" text:anchor-type="as-char" svg:width="0.907cm" svg:height="0.473cm" draw:z-index="123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6">the Kronecker </text:span><text:span text:style-name="T117">delta</text:span><text:span text:style-name="T116">.</text:span></text:p>
      <text:p text:style-name="P16"/>
      <text:p text:style-name="P17"><text:span text:style-name="T124">Proof:</text:span><text:span text:style-name="T118"> </text:span><text:span text:style-name="T119">TO DO.</text:span></text:p>
      <text:p text:style-name="P76"/>
      <text:h text:style-name="P93" text:outline-level="1"><text:span text:style-name="T132">3</text:span> – <text:span text:style-name="T80">L</text:span><text:span text:style-name="T79">oss</text:span></text:h>
      <text:p text:style-name="P83"/>
      <text:p text:style-name="P86">Definition –<text:span text:style-name="T12"> </text:span><text:span text:style-name="T30">Let</text:span><text:span text:style-name="T30"><draw:frame draw:style-name="fr1" draw:name="Objet130" text:anchor-type="as-char" svg:width="0.524cm" svg:height="0.45cm" draw:z-index="124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1">a closed non empty subset. Let</text:span><text:span text:style-name="T49"><draw:frame draw:style-name="fr1" draw:name="Objet132" text:anchor-type="as-char" svg:width="0.524cm" svg:height="0.326cm" draw:z-index="12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2">a</text:span><text:span text:style-name="T63">n open</text:span><text:span text:style-name="T62"> </text:span><text:span text:style-name="T32">non-empty</text:span><text:span text:style-name="T32"><draw:frame draw:style-name="fr1" draw:name="Objet135" text:anchor-type="as-char" svg:width="0.556cm" svg:height="0.385cm" draw:z-index="126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55">subset</text:span><text:span text:style-name="T53"> </text:span><text:span text:style-name="T54">wit</text:span><text:span text:style-name="T70">h</text:span><text:soft-page-break/><text:span text:style-name="T54"><draw:frame draw:style-name="fr1" draw:name="Objet133" text:anchor-type="as-char" svg:width="3.147cm" svg:height="0.519cm" draw:z-index="127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31">. </text:span><text:span text:style-name="T12">Let</text:span><text:span text:style-name="T12"><draw:frame draw:style-name="fr1" draw:name="Objet109" text:anchor-type="as-char" svg:width="1.311cm" svg:height="0.527cm" draw:z-index="12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5">and</text:span><text:span text:style-name="T45"><draw:frame draw:style-name="fr1" draw:name="Objet110" text:anchor-type="as-char" svg:width="4.852cm" svg:height="0.591cm" draw:z-index="12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5">. </text:span><text:span text:style-name="T59">Let</text:span><text:span text:style-name="T59"><draw:frame draw:style-name="fr1" draw:name="Objet140" text:anchor-type="as-char" svg:width="0.88cm" svg:height="0.531cm" draw:z-index="130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60">a norm on</text:span><text:span text:style-name="T60"><draw:frame draw:style-name="fr1" draw:name="Objet141" text:anchor-type="as-char" svg:width="0.744cm" svg:height="0.527cm" draw:z-index="13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60">. </text:span><text:span text:style-name="T50">Then</text:span><text:span text:style-name="T52"><draw:frame draw:style-name="fr1" draw:name="Objet131" text:anchor-type="as-char" svg:width="0.404cm" svg:height="0.467cm" draw:z-index="14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51">is </text:span><text:span text:style-name="T52">a loss function </text:span><text:span text:style-name="T57">is equivalent to </text:span><text:span text:style-name="T58">the application</text:span></text:p>
      <text:p text:style-name="P84"><draw:frame draw:style-name="fr1" draw:name="Objet138" text:anchor-type="as-char" svg:width="5.325cm" svg:height="1.251cm" draw:z-index="14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85"><text:span text:style-name="T181">is </text:span><text:span text:style-name="T141">a</text:span><text:span text:style-name="T146">n increasing</text:span><text:span text:style-name="T141"> </text:span><text:span text:style-name="T143">function</text:span><text:span text:style-name="T141"> according </text:span><text:span text:style-name="T144">each </text:span><text:span text:style-name="T193">coefficient</text:span><text:span text:style-name="T142">.</text:span></text:p>
      <text:p text:style-name="P77"/>
      <text:p text:style-name="P104"><text:span text:style-name="T140">Proposition</text:span> – <text:span text:style-name="T12">Let</text:span><text:span text:style-name="T12"><draw:frame draw:style-name="fr1" draw:name="Objet128" text:anchor-type="as-char" svg:width="1.856cm" svg:height="0.552cm" draw:z-index="132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45">. </text:span><text:span text:style-name="T56">Then the application</text:span></text:p>
      <text:p text:style-name="P102"><text:span text:style-name="T139"><draw:frame draw:style-name="fr1" draw:name="Objet129" text:anchor-type="as-char" svg:width="4.32cm" svg:height="1.875cm" draw:z-index="134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103"><text:span text:style-name="T187">is</text:span><text:span text:style-name="T184"> a loss function. </text:span><text:span text:style-name="T183">The application is commonly named as Categorical cross-entropy loss.</text:span></text:p>
      <text:p text:style-name="P65"/>
      <text:p text:style-name="P65">Its Gradient matrix is</text:p>
      <text:p text:style-name="P26"><text:span text:style-name="T120"><draw:frame draw:style-name="fr1" draw:name="Objet136" text:anchor-type="as-char" svg:width="4.588cm" svg:height="1.977cm" draw:z-index="140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79"/>
      <text:p text:style-name="P80"><text:span text:style-name="T125">P</text:span><text:span text:style-name="T124">roof:</text:span> TO DO.</text:p>
      <text:p text:style-name="P82"/>
      <text:h text:style-name="P91" text:outline-level="1"><text:span text:style-name="T89">4</text:span> – <text:span text:style-name="T78">Dense layers</text:span></text:h>
      <text:p text:style-name="P55"/>
      <text:p text:style-name="P75">Definition –<text:span text:style-name="T12"> </text:span><text:span text:style-name="T72">T</text:span><text:span text:style-name="T64">he </text:span><text:span text:style-name="T71">application</text:span></text:p>
      <text:p text:style-name="P30"><text:span text:style-name="T122"><draw:frame draw:style-name="fr1" draw:name="Objet179" text:anchor-type="as-char" svg:width="4.987cm" svg:height="1.289cm" draw:z-index="143"><draw:object xlink:href="./Object 179" xlink:type="simple" xlink:show="embed" xlink:actuate="onLoad"/><draw:image xlink:href="./ObjectReplacements/Object 179" xlink:type="simple" xlink:show="embed" xlink:actuate="onLoad"/><svg:desc>formule</svg:desc></draw:frame></text:span></text:p>
      <text:p text:style-name="P63">defines a dense layer <text:span text:style-name="T180">with</text:span><text:span text:style-name="T174"><draw:frame draw:style-name="fr1" draw:name="Objet108" text:anchor-type="as-char" svg:width="0.466cm" svg:height="0.467cm" draw:z-index="147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82">named </text:span><text:span text:style-name="T175">the input vector, </text:span><text:span text:style-name="T175"><draw:frame draw:style-name="fr1" draw:name="Objet144" text:anchor-type="as-char" svg:width="0.605cm" svg:height="0.467cm" draw:z-index="148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82">named </text:span><text:span text:style-name="T176">the weight matri</text:span><text:span text:style-name="T177">x </text:span><text:span text:style-name="T178">and</text:span><text:span text:style-name="T178"><draw:frame draw:style-name="fr1" draw:name="Objet146" text:anchor-type="as-char" svg:width="0.425cm" svg:height="0.467cm" draw:z-index="149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82">named </text:span><text:span text:style-name="T179">the bias matrix.</text:span></text:p>
      <text:p text:style-name="P63"/>
      <text:p text:style-name="P99">The notation<draw:frame draw:style-name="fr1" draw:name="Objet25" text:anchor-type="as-char" svg:width="0.579cm" svg:height="0.531cm" draw:z-index="155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91">means</text:span><text:span text:style-name="T188"> the application </text:span><text:span text:style-name="T190">corresponding to </text:span><text:span text:style-name="T192">the </text:span><text:span text:style-name="T193">coefficient</text:span><text:span text:style-name="T192"><draw:frame draw:style-name="fr2" draw:name="Objet36" text:anchor-type="as-char" svg:width="0.395cm" svg:height="0.467cm" draw:z-index="15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94">of</text:span><text:span text:style-name="T190"> </text:span><text:span text:style-name="T188">the </text:span><text:span text:style-name="T189">dense layer</text:span><draw:frame draw:style-name="fr1" draw:name="Objet35" text:anchor-type="as-char" svg:width="0.462cm" svg:height="0.467cm" draw:z-index="156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192">.</text:span></text:p>
      <text:p text:style-name="P63"/>
      <text:p text:style-name="P74"><text:soft-page-break/><text:span text:style-name="T171">P</text:span>roposition –<text:span text:style-name="T12"> </text:span><text:span text:style-name="T73">Its Jacobian matri</text:span><text:span text:style-name="T74">ces are</text:span></text:p>
      <text:p text:style-name="P100"><text:span text:style-name="T120"><draw:frame draw:style-name="fr1" draw:name="Objet152" text:anchor-type="as-char" svg:width="3.366cm" svg:height="1.235cm" draw:z-index="150"><draw:object xlink:href="./Object 152" xlink:type="simple" xlink:show="embed" xlink:actuate="onLoad"/><draw:image xlink:href="./ObjectReplacements/Object 152" xlink:type="simple" xlink:show="embed" xlink:actuate="onLoad"/><svg:desc>formule</svg:desc></draw:frame></text:span></text:p>
      <text:p text:style-name="P101"><text:span text:style-name="T123"><draw:frame draw:style-name="fr1" draw:name="Objet42" text:anchor-type="as-char" svg:width="2.088cm" svg:height="0.482cm" draw:z-index="159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3">,</text:span><text:span text:style-name="T120"><draw:frame draw:style-name="fr1" draw:name="Objet39" text:anchor-type="as-char" svg:width="3.806cm" svg:height="1.304cm" draw:z-index="15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31"><text:span text:style-name="T120"><draw:frame draw:style-name="fr1" draw:name="Objet154" text:anchor-type="as-char" svg:width="3.554cm" svg:height="1.304cm" draw:z-index="151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p>
      <text:p text:style-name="P95">with<draw:frame draw:style-name="fr1" draw:name="Objet162" text:anchor-type="as-char" svg:width="0.686cm" svg:height="0.531cm" draw:z-index="152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2" draw:name="Objet168" text:anchor-type="as-char" svg:width="1.566cm" svg:height="0.467cm" draw:z-index="153"><draw:object xlink:href="./Object 168" xlink:type="simple" xlink:show="embed" xlink:actuate="onLoad"/><draw:image xlink:href="./ObjectReplacements/Object 168" xlink:type="simple" xlink:show="embed" xlink:actuate="onLoad"/></draw:frame></text:p>
      <text:p text:style-name="P56"/>
      <text:p text:style-name="P81"><text:span text:style-name="T125">P</text:span><text:span text:style-name="T124">roof:</text:span> TO DO.</text:p>
      <text:p text:style-name="P56"/>
      <text:p text:style-name="P74"><text:span text:style-name="T171">P</text:span><text:span text:style-name="T172">roposition –</text:span><text:span text:style-name="T65"> </text:span><text:span text:style-name="T23">Let</text:span><text:span text:style-name="T23"><draw:frame draw:style-name="fr1" draw:name="Objet163" text:anchor-type="as-char" svg:width="1.655cm" svg:height="0.531cm" draw:z-index="144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4">the input vector, </text:span><text:span text:style-name="T24"><draw:frame draw:style-name="fr1" draw:name="Objet164" text:anchor-type="as-char" svg:width="1.946cm" svg:height="0.531cm" draw:z-index="145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1">the weight matri</text:span><text:span text:style-name="T22">x </text:span><text:span text:style-name="T67">and</text:span><text:span text:style-name="T67"><draw:frame draw:style-name="fr1" draw:name="Objet167" text:anchor-type="as-char" svg:width="1.704cm" svg:height="0.531cm" draw:z-index="14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68">the bias matrix</text:span><text:span text:style-name="T25">. </text:span><text:span text:style-name="T66">T</text:span><text:span text:style-name="T65">he</text:span><text:span text:style-name="T69">n the</text:span><text:span text:style-name="T65"> sequential operations</text:span></text:p>
      <text:p text:style-name="P20"><draw:frame draw:style-name="fr1" draw:name="Objet155" text:anchor-type="as-char" svg:width="2.057cm" svg:height="0.482cm" draw:z-index="133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35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36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20"><text:span text:style-name="T171"><draw:frame draw:style-name="fr1" draw:name="Objet158" text:anchor-type="as-char" svg:width="2.057cm" svg:height="0.482cm" draw:z-index="13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1">,</text:span><text:span text:style-name="T171"><draw:frame draw:style-name="fr1" draw:name="Objet159" text:anchor-type="as-char" svg:width="2.362cm" svg:height="0.54cm" draw:z-index="138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64">defines a dense layer.</text:p>
      <text:p text:style-name="P57"/>
      <text:p text:style-name="P58">The gradient matrices are the following</text:p>
      <text:p text:style-name="P58"><draw:frame draw:style-name="fr1" draw:name="Objet160" text:anchor-type="as-char" svg:width="2.057cm" svg:height="0.482cm" draw:z-index="139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57"/>
      <text:h text:style-name="P92" text:outline-level="1"><text:span text:style-name="T89">5</text:span> – <text:span text:style-name="T76">Neural Network</text:span></text:h>
      <text:p text:style-name="P19"/>
      <text:p text:style-name="P67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42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47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33"><text:span text:style-name="T156">Let</text:span><text:span text:style-name="T156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57">, </text:span><text:span text:style-name="T158">and</text:span><text:span text:style-name="T158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59">the matrices defining </text:span><text:span text:style-name="T160">the features and </text:span><text:span text:style-name="T161">the labels</text:span><text:span text:style-name="T160"> respectively </text:span><text:span text:style-name="T162">for each sample</text:span><text:span text:style-name="T160">.</text:span></text:p>
      <text:p text:style-name="P21"/>
      <text:p text:style-name="P34"><text:span text:style-name="T160">S</text:span>uppose <text:span text:style-name="T163">a neural network </text:span><text:span text:style-name="T164">with</text:span><text:span text:style-name="T164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5">layers.</text:span></text:p>
      <text:p text:style-name="P19"/>
      <text:h text:style-name="P87" text:outline-level="1"><text:soft-page-break/><text:span text:style-name="T89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2T08:35:25.785000000</dc:date>
    <meta:editing-duration>P1DT8H9M16S</meta:editing-duration>
    <meta:editing-cycles>785</meta:editing-cycles>
    <meta:document-statistic meta:table-count="0" meta:image-count="0" meta:object-count="160" meta:page-count="7" meta:paragraph-count="98" meta:word-count="584" meta:character-count="3941" meta:non-whitespace-character-count="3413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 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normal">ℜ</mi>
    <annotation encoding="StarMath 5.0">Re</annotation>
  </semantics>
</math>
</file>

<file path=Object 131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sup>
        <mi mathvariant="normal">Ω</mi>
        <mi>m</mi>
      </msup>
    </mrow>
    <annotation encoding="StarMath 5.0">  hat y  in %OMEGA^m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3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n>1</mn>
                                </msub>
                                <mo stretchy="false">^</mo>
                              </mover>
                              <msub>
                                <mi>y</mi>
                                <mn>1</mn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i>m</mi>
                                </msub>
                                <mo stretchy="false">^</mo>
                              </mover>
                              <msub>
                                <mi>y</mi>
                                <mi>m</mi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%xi} over {d z} : left lbrace
  stack {
    \] 0,1 \[^m %toward Re^m #
    y %as left [ matrix {  {hat y_{ 1 } over y_{ 1 }} # dotsaxis # {hat y_{ m } over y_{ m }} } right ]
  }
right none

</annotation>
  </semantics>
</math>
</file>

<file path=Object 13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2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W</mi>
            <mrow>
              <mi>j</mi>
              <mi>,</mi>
              <mi mathvariant="normal">:</mi>
            </mrow>
          </msub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  <mi>→</mi>
                  <mi>y</mi>
                </mrow>
              </mtd>
            </mtr>
          </mtable>
        </mrow>
      </mrow>
    </mrow>
    <annotation encoding="StarMath 5.0">{partial L} over {partial W_{j,:}} : left lbrace
  stack {
    Re^m %toward M_{m',m} #
    W_{j,:}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i>j</mi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forall j ldbracket 1,m'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i mathvariant="normal">ℜ</mi>
      <mrow>
        <mrow>
          <mtext/>
          <mo stretchy="false">∖</mo>
          <mo stretchy="false">{</mo>
        </mrow>
        <mn>0</mn>
        <mo stretchy="false">}</mo>
      </mrow>
    </msub>
    <annotation encoding="StarMath 5.0">Re_{ "" bslash \{0\} 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>
                        <mtext/>
                        <mo stretchy="false">∖</mo>
                        <mo stretchy="false">{</mo>
                      </mrow>
                      <mn>0</mn>
                      <mo stretchy="false">}</mo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_{ "" bslash \{0\} }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i,j} times ( %delta_{j,j'} - S(z)_{i,j'} )</annotation>
  </semantics>
</math>
</file>